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1.86mm" fo:break-before="auto" style:use-optimal-row-height="true"/>
    </style:style>
    <style:style style:name="ro2" style:family="table-row">
      <style:table-row-properties style:row-height="51.33mm" fo:break-before="auto" style:use-optimal-row-height="true"/>
    </style:style>
    <style:style style:name="ro3" style:family="table-row">
      <style:table-row-properties style:row-height="15.13mm" fo:break-before="auto" style:use-optimal-row-height="true"/>
    </style:style>
    <style:style style:name="ro4" style:family="table-row">
      <style:table-row-properties style:row-height="33.23mm" fo:break-before="auto" style:use-optimal-row-height="true"/>
    </style:style>
    <style:style style:name="ro5" style:family="table-row">
      <style:table-row-properties style:row-height="25.98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22.37mm" fo:break-before="auto" style:use-optimal-row-height="true"/>
    </style:style>
    <style:style style:name="ro8" style:family="table-row">
      <style:table-row-properties style:row-height="40.46mm" fo:break-before="auto" style:use-optimal-row-height="true"/>
    </style:style>
    <style:style style:name="ro9" style:family="table-row">
      <style:table-row-properties style:row-height="5.59mm" fo:break-before="auto" style:use-optimal-row-height="true"/>
    </style:style>
    <style:style style:name="ro10" style:family="table-row">
      <style:table-row-properties style:row-height="7.88mm" fo:break-before="auto" style:use-optimal-row-height="true"/>
    </style:style>
    <style:style style:name="ro11" style:family="table-row">
      <style:table-row-properties style:row-height="18.75mm" fo:break-before="auto" style:use-optimal-row-height="true"/>
    </style:style>
    <style:style style:name="ro12" style:family="table-row">
      <style:table-row-properties style:row-height="36.85mm" fo:break-before="auto" style:use-optimal-row-height="true"/>
    </style:style>
    <style:style style:name="ro13" style:family="table-row">
      <style:table-row-properties style:row-height="105.62mm" fo:break-before="auto" style:use-optimal-row-height="true"/>
    </style:style>
    <style:style style:name="ro14" style:family="table-row">
      <style:table-row-properties style:row-height="138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ko" style:country-asian="KR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<text:a xlink:href="https://en.dict.naver.com/#/entry/enko/d9a908742a2d4d518b1a8598299b6175" xlink:type="simple">do·mes·tic</text:a> </text:p>
          </table:table-cell>
          <table:table-cell table:style-name="ce1" office:value-type="string" calcext:value-type="string">
            <text:p>[dəˈmestɪk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국내의<text:line-break/>domestic affairs/politics<text:line-break/><text:line-break/>국내 문제/정책<text:line-break/><text:line-break/>2.형용사 가정(용)의, 집안의<text:line-break/>domestic appliances<text:line-break/><text:line-break/>가정용품<text:line-break/><text:line-break/>3.형용사 가정적인<text:line-break/>I’m not a very domestic sort of person.<text:line-break/><text:line-break/>나는 썩 가정적인 사람이 못 된다.<text:line-break/></text:p>
          </table:table-cell>
        </table:table-row>
        <table:table-row table:style-name="ro2">
          <table:table-cell table:style-name="ce1" office:value-type="string" calcext:value-type="string">
            <text:p><text:a xlink:href="https://en.dict.naver.com/#/entry/enko/9f898ebd3df84c81819a9fd288f82343" xlink:type="simple">ser·vant</text:a> </text:p>
          </table:table-cell>
          <table:table-cell table:style-name="ce1" office:value-type="string" calcext:value-type="string">
            <text:p>[|sɜːrvənt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하인, 종<text:line-break/>a domestic servant<text:line-break/><text:line-break/>집안일을 하는 하인<text:line-break/><text:line-break/>2.명사 (기업·조직의) 고용인, 종업원<text:line-break/>a public servant<text:line-break/><text:line-break/>공복[공무원]<text:line-break/><text:line-break/>3.명사 (부림을 당하는) 하인, 종복<text:line-break/>He was willing to make himself a servant of his art.<text:line-break/><text:line-break/>그는 기꺼이 자기 예술의 종복이 되고자 했다.</text:p>
          </table:table-cell>
        </table:table-row>
        <table:table-row table:style-name="ro3">
          <table:table-cell table:style-name="ce1" office:value-type="string" calcext:value-type="string">
            <text:p><text:a xlink:href="https://en.dict.naver.com/#/entry/enko/a3cc061714a24e99a9099ba75c40e972" xlink:type="simple">per·se·ver·ance</text:a> </text:p>
          </table:table-cell>
          <table:table-cell table:style-name="ce1" office:value-type="string" calcext:value-type="string">
            <text:p>[|pɜːrsə|vɪrəns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인내(심)<text:line-break/>They showed great perseverance in the face of difficulty.<text:line-break/><text:line-break/>그들은 어려움에 직면하여 대단한 인내심을 보여 주었다.</text:p>
          </table:table-cell>
        </table:table-row>
        <table:table-row table:style-name="ro4">
          <table:table-cell table:style-name="ce1" office:value-type="string" calcext:value-type="string">
            <text:p><text:a xlink:href="https://en.dict.naver.com/#/entry/enko/c9166c8f965f4f149bad7237a8222d48" xlink:type="simple">schol·ar·ship</text:a> </text:p>
          </table:table-cell>
          <table:table-cell table:style-name="ce1" office:value-type="string" calcext:value-type="string">
            <text:p>[ˈskɑːlərʃɪp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장학금<text:line-break/>She won a scholarship to study at Stanford.<text:line-break/><text:line-break/>그녀는 스탠퍼드 대학에서 공부할 수 있는 장학금을 받았다.<text:line-break/><text:line-break/>2.명사 학문<text:line-break/>a magnificent work of scholarship<text:line-break/><text:line-break/>훌륭한 학문적 저작</text:p>
          </table:table-cell>
        </table:table-row>
        <table:table-row table:style-name="ro5">
          <table:table-cell table:style-name="ce1" office:value-type="string" calcext:value-type="string">
            <text:p><text:a xlink:href="https://en.dict.naver.com/#/entry/enko/fa190d73bb0f46dab9bb9574c8522b6e" xlink:type="simple">bea·con</text:a> </text:p>
          </table:table-cell>
          <table:table-cell table:style-name="ce1" office:value-type="string" calcext:value-type="string">
            <text:p>[ˈbiːkən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(안전 운행을 유도하는) 신호등[불빛]<text:line-break/>a navigation beacon<text:line-break/><text:line-break/>운행 신호등<text:line-break/><text:line-break/>2.명사 (배·비행기의 위치 확인을 돕는) 무선 송신소<text:line-break/>3.명사 (과거 신호용으로 피워 올리던) 봉화</text:p>
          </table:table-cell>
        </table:table-row>
        <table:table-row table:style-name="ro4">
          <table:table-cell table:style-name="ce1" office:value-type="string" calcext:value-type="string">
            <text:p><text:a xlink:href="https://en.dict.naver.com/#/entry/enko/696e57f4ba3c4de5acad32c6517e702b" xlink:type="simple">im·prob·able</text:a> </text:p>
          </table:table-cell>
          <table:table-cell table:style-name="ce1" office:value-type="string" calcext:value-type="string">
            <text:p>[ɪm|prɑːbəbl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사실[있을 것] 같지 않은<text:line-break/>an improbable story<text:line-break/><text:line-break/>사실 같지 않은 이야기<text:line-break/><text:line-break/>2.형용사 희한한, 별난<text:line-break/>Her hair was an improbable shade of yellow.<text:line-break/><text:line-break/>그녀의 머리는 희한한 노란색이었다.</text:p>
          </table:table-cell>
        </table:table-row>
        <table:table-row table:style-name="ro6">
          <table:table-cell table:style-name="ce1" office:value-type="string" calcext:value-type="string">
            <text:p><text:a xlink:href="https://en.dict.naver.com/#/entry/enko/665f8fbff7c44132b01e97188e411852" xlink:type="simple">abid·ing</text:a> </text:p>
          </table:table-cell>
          <table:table-cell table:style-name="ce1" office:value-type="string" calcext:value-type="string">
            <text:p>[əˈbaɪdɪŋ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 형용사 지속적인, 변치 않는</text:p>
          </table:table-cell>
        </table:table-row>
        <table:table-row table:style-name="ro4">
          <table:table-cell table:style-name="ce1" office:value-type="string" calcext:value-type="string">
            <text:p><text:a xlink:href="https://en.dict.naver.com/#/entry/enko/25d7834c0c6645568511aebbafee73e6" xlink:type="simple">abide</text:a> </text:p>
          </table:table-cell>
          <table:table-cell table:style-name="ce1" office:value-type="string" calcext:value-type="string">
            <text:p>[əˈbaɪd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참다, 견디다<text:line-break/>I can’t abide people with no sense of humour.<text:line-break/><text:line-break/>나는 유머 감각이 없는 사람은 질색이다.<text:line-break/><text:line-break/>2.동사 머무르다, 깃들이다<text:line-break/>May joy and peace abide in us all.<text:line-break/><text:line-break/>저희 모두에게 기쁨과 평화가 깃들기를.</text:p>
          </table:table-cell>
        </table:table-row>
        <table:table-row table:style-name="ro4">
          <table:table-cell table:style-name="ce1" office:value-type="string" calcext:value-type="string">
            <text:p><text:a xlink:href="https://en.dict.naver.com/#/entry/enko/654aede9031c44cc96fe7141ec34c0c4" xlink:type="simple">na·tion</text:a> </text:p>
          </table:table-cell>
          <table:table-cell table:style-name="ce1" office:value-type="string" calcext:value-type="string">
            <text:p>[ˈneɪʃn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국가<text:line-break/>an independent nation<text:line-break/><text:line-break/>독립된 국가<text:line-break/><text:line-break/>2.명사 (한 국가의 전체) 국민<text:line-break/>The entire nation, it seemed, was watching TV.<text:line-break/><text:line-break/>전 국민이 텔레비전을 보고 있었던 것 같았다.</text:p>
          </table:table-cell>
        </table:table-row>
        <table:table-row table:style-name="ro4">
          <table:table-cell table:style-name="ce1" office:value-type="string" calcext:value-type="string">
            <text:p><text:a xlink:href="https://en.dict.naver.com/#/entry/enko/49e1433d3f0a43ba8343245fe4cc99b7" xlink:type="simple">tol·er·ant</text:a> </text:p>
          </table:table-cell>
          <table:table-cell table:style-name="ce1" office:value-type="string" calcext:value-type="string">
            <text:p>[|tɑːlərənt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관대한, 아량 있는<text:line-break/>He has a very tolerant attitude towards other religions.<text:line-break/><text:line-break/>그는 다른 종교에 대해 아주 관대한 태도를 갖고 있다.<text:line-break/><text:line-break/>2.형용사 내성이 있는, 잘 견디는<text:line-break/>The plants are tolerant of frost.<text:line-break/><text:line-break/>그 식물들은 서리에 잘 견딘다.</text:p>
          </table:table-cell>
        </table:table-row>
        <table:table-row table:style-name="ro2">
          <table:table-cell table:style-name="ce1" office:value-type="string" calcext:value-type="string">
            <text:p><text:a xlink:href="https://en.dict.naver.com/#/entry/enko/2c9b4220581541549b677e2622af9e57" xlink:type="simple">herd</text:a> </text:p>
          </table:table-cell>
          <table:table-cell table:style-name="ce1" office:value-type="string" calcext:value-type="string">
            <text:p>[hɜːrd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(함께 살고 함께 먹이를 먹는 동종 짐승의) 떼<text:line-break/>a herd of cows/deer/elephants<text:line-break/><text:line-break/>소/사슴/코끼리 떼<text:line-break/><text:line-break/>2.명사 (같은 종류의 한 무리의) 사람들[대중]<text:line-break/>She pushed her way through a herd of lunchtime drinkers.<text:line-break/><text:line-break/>그녀는 점심 때 한잔 하러 나온 사람들 사이를 뚫고 앞으로 나갔다.<text:line-break/><text:line-break/>3.동사 (특정 방향으로) 이동하다[하게 하다]<text:line-break/>We all herded on to the bus.<text:line-break/><text:line-break/>우리는 모두 버스에 올라탔다.</text:p>
          </table:table-cell>
        </table:table-row>
        <table:table-row table:style-name="ro7">
          <table:table-cell table:style-name="ce1" office:value-type="string" calcext:value-type="string">
            <text:p><text:a xlink:href="https://en.dict.naver.com/#/entry/enko/648406f3d0604b7a8a190ffa4403622f" xlink:type="simple">goat</text:a> </text:p>
          </table:table-cell>
          <table:table-cell table:style-name="ce1" office:value-type="string" calcext:value-type="string">
            <text:p>[ɡoʊt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염소<text:line-break/>a mountain goat<text:line-break/><text:line-break/>산악 염소<text:line-break/><text:line-break/>2.명사 늙은 호색한</text:p>
          </table:table-cell>
        </table:table-row>
        <table:table-row table:style-name="ro2">
          <table:table-cell table:style-name="ce1" office:value-type="string" calcext:value-type="string">
            <text:p><text:a xlink:href="https://en.dict.naver.com/#/entry/enko/03cfabb42fd245f8a52e483325d4cb89" xlink:type="simple">tin</text:a> </text:p>
          </table:table-cell>
          <table:table-cell table:style-name="ce1" office:value-type="string" calcext:value-type="string">
            <text:p>[tɪn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Sn 주석<text:line-break/>a tin mine<text:line-break/><text:line-break/>주석 광산<text:line-break/><text:line-break/>2.명사 통조림<text:line-break/>a tin of beans<text:line-break/><text:line-break/>콩 통조림 한 개<text:line-break/><text:line-break/>3.명사 (원통형) 통, 깡통<text:line-break/>a tin of varnish<text:line-break/><text:line-break/>니스 한 통</text:p>
          </table:table-cell>
        </table:table-row>
        <table:table-row table:style-name="ro8">
          <table:table-cell table:style-name="ce1" office:value-type="string" calcext:value-type="string">
            <text:p><text:a xlink:href="https://en.dict.naver.com/#/entry/enko/db34a0efc55b44ee83f9bc8131809fea" xlink:type="simple">roof</text:a> </text:p>
          </table:table-cell>
          <table:table-cell table:style-name="ce1" office:value-type="string" calcext:value-type="string">
            <text:p>[ruːf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지붕<text:line-break/>a flat/sloping roof<text:line-break/><text:line-break/>평지붕/경사진 지붕<text:line-break/><text:line-break/>2.명사 지붕이 …한<text:line-break/>flat-roofed buildings<text:line-break/><text:line-break/>평지붕 건물<text:line-break/><text:line-break/>3.명사 (터널동굴 등의) 천장</text:p>
          </table:table-cell>
        </table:table-row>
        <table:table-row table:style-name="ro9">
          <table:table-cell table:style-name="ce1" office:value-type="string" calcext:value-type="string">
            <text:p><text:a xlink:href="https://en.dict.naver.com/#/entry/koen/a3a64da893e04efa9e7aec787c7ac67d" xlink:type="simple">철판 지붕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tin roof</text:p>
          </table:table-cell>
        </table:table-row>
        <table:table-row table:style-name="ro6">
          <table:table-cell table:style-name="ce1" office:value-type="string" calcext:value-type="string">
            <text:p><text:a xlink:href="https://en.dict.naver.com/#/entry/enko/882785a1e380441ca2f8ee2064b5f5ec" xlink:type="simple">shack</text:a> </text:p>
          </table:table-cell>
          <table:table-cell table:style-name="ce1" office:value-type="string" calcext:value-type="string">
            <text:p>[ʃæk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 명사 판잣집 (같은 건물)</text:p>
          </table:table-cell>
        </table:table-row>
        <table:table-row table:style-name="ro2">
          <table:table-cell table:style-name="ce1" office:value-type="string" calcext:value-type="string">
            <text:p><text:a xlink:href="https://en.dict.naver.com/#/entry/enko/067596f70e6b4ca2849c216ca1b387c9" xlink:type="simple">height</text:a> </text:p>
          </table:table-cell>
          <table:table-cell table:style-name="ce1" office:value-type="string" calcext:value-type="string">
            <text:p>[haɪt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(사물의) 높이; (사람의) 키[신장]</text:p>
            <text:p>Height 210 mm. Width 57 mm. Length 170 mm.</text:p>
            <text:p/>
            <text:p>높이 210mm. 너비 57mm. 길이 170mm.</text:p>
            <text:p/>
            <text:p>2.명사 높음; (키가) 큼, 큰 키</text:p>
            <text:p>She worries about her height.</text:p>
            <text:p/>
            <text:p>그녀는 자신의 큰 키를[키가 너무 커서] 걱정한다.</text:p>
            <text:p/>
            <text:p>3.명사 (지상으로부터의) 높이, 고도</text:p>
            <text:p>The plane flew at a height of 3,000 metres.</text:p>
            <text:p/>
            <text:p>그 비행기는 3 000미터의 고도로 날았다.</text:p>
          </table:table-cell>
        </table:table-row>
        <table:table-row table:style-name="ro10">
          <table:table-cell table:style-name="ce1" office:value-type="string" calcext:value-type="string">
            <text:p><text:a xlink:href="https://en.dict.naver.com/#/entry/enko/29ea6db9c45b46128e3fa2e53a284290" xlink:type="simple">sky·scraper</text:a> </text:p>
          </table:table-cell>
          <table:table-cell table:style-name="ce1" office:value-type="string" calcext:value-type="string">
            <text:p>[ˈskaɪskreɪpə(r)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 명사 고층 건물</text:p>
          </table:table-cell>
        </table:table-row>
        <table:table-row table:style-name="ro6">
          <table:table-cell table:style-name="ce1" office:value-type="string" calcext:value-type="string">
            <text:p><text:a xlink:href="https://en.dict.naver.com/#/entry/enko/9024553f8859452d8bd0b8801add8020" xlink:type="simple">prem·ise</text:a> </text:p>
          </table:table-cell>
          <table:table-cell office:value-type="string" calcext:value-type="string">
            <text:p>[ˈpremɪs]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 명사 (주장의) 전제</text:p>
          </table:table-cell>
        </table:table-row>
        <table:table-row table:style-name="ro7">
          <table:table-cell office:value-type="string" calcext:value-type="string">
            <text:p>|sum |up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요약하다<text:line-break/>To sum up, there are three main ways of tackling the problem…<text:line-break/><text:line-break/>요약하면, 그 문제를 해결하는 데는 세 가지 주요한 방법이 있습니다…<text:line-break/><text:line-break/>2.사건의 요지를 설명하다</text:p>
          </table:table-cell>
        </table:table-row>
        <table:table-row table:style-name="ro2">
          <table:table-cell table:style-name="ce1" office:value-type="string" calcext:value-type="string">
            <text:p><text:a xlink:href="https://en.dict.naver.com/#/entry/enko/1b9c81e193f7412c9ebd05840bf5b8fe" xlink:type="simple">dec·lar·ation</text:a> </text:p>
          </table:table-cell>
          <table:table-cell table:style-name="ce1" office:value-type="string" calcext:value-type="string">
            <text:p>[ˌdekləˈreɪʃn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(정부나 단체의) 선언문[서]; 선언, 공표<text:line-break/>to issue/sign a declaration<text:line-break/><text:line-break/>선언문을 발표하다/선언서에 조인하다<text:line-break/><text:line-break/>2.명사 (특히 감정이나 신념을 나타낸) 맹세[진술]<text:line-break/>a declaration of love/faith/guilt<text:line-break/><text:line-break/>사랑의 맹세/신앙 맹세/유죄 선고<text:line-break/><text:line-break/>3.명사 (자세한 정보를 담은) 신고서<text:line-break/>a declaration of income<text:line-break/><text:line-break/>소득 신고서</text:p>
          </table:table-cell>
        </table:table-row>
        <table:table-row table:style-name="ro3">
          <table:table-cell table:style-name="ce1" office:value-type="string" calcext:value-type="string">
            <text:p><text:a xlink:href="https://en.dict.naver.com/#/entry/enko/1d995b006f894566a887bdce69810b13" xlink:type="simple">|self-|evident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형용사 자명한, 따로 증명[설명]할 필요가 없는<text:line-break/>The dangers of such action are self-evident.<text:line-break/><text:line-break/>그런 행동의 위험성은 자명하다.</text:p>
          </table:table-cell>
        </table:table-row>
        <table:table-row table:style-name="ro10">
          <table:table-cell office:value-type="string" calcext:value-type="string">
            <text:p>endow</text:p>
            <text:p>[ɪnˈdaʊ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동사 (학교 등의 기관에 많은 돈을) 기부하다</text:p>
          </table:table-cell>
        </table:table-row>
        <table:table-row table:style-name="ro10">
          <table:table-cell office:value-type="string" calcext:value-type="string">
            <text:p>alien·able</text:p>
            <text:p>[ˈeɪliənəbl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형용사 양도할 수 있는</text:p>
          </table:table-cell>
        </table:table-row>
        <table:table-row table:style-name="ro2">
          <table:table-cell office:value-type="string" calcext:value-type="string">
            <text:p>lib·erty</text:p>
            <text:p>[|lɪbərti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(지배·권위 등으로부터의) 자유<text:line-break/>the fight for justice and liberty<text:line-break/><text:line-break/>정의와 자유를 위한 싸움<text:line-break/><text:line-break/>2.명사 자유(노예가 아닌 상태)<text:line-break/>He had to endure six months’ loss of liberty.<text:line-break/><text:line-break/>그는 자유를 잃고 6개월을 견뎌야 했다.<text:line-break/><text:line-break/>3.명사 (합법적인 권리로서의) 자유<text:line-break/>The right to vote should be a liberty enjoyed by all.<text:line-break/><text:line-break/>선거권은 누구나 누리는 자유여야 한다</text:p>
          </table:table-cell>
        </table:table-row>
        <table:table-row table:style-name="ro11">
          <table:table-cell office:value-type="string" calcext:value-type="string">
            <text:p>in·sist·ence</text:p>
            <text:p>[ɪnˈsɪstəns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고집, 주장, 강조<text:line-break/>their insistence on strict standards of behaviour<text:line-break/><text:line-break/>그들의 엄격한 행동 기준 강조<text:line-break/></text:p>
          </table:table-cell>
        </table:table-row>
        <table:table-row table:style-name="ro2">
          <table:table-cell office:value-type="string" calcext:value-type="string">
            <text:p>tuck</text:p>
            <text:p>[tʌk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동사 (끝부분을 단정하게) 밀어넣다[접다]<text:line-break/>She tucked up her skirt and waded into the river.<text:line-break/><text:line-break/>그녀는 치마를 단단히 모아서 들어올리고 강물 속으로 걸어 들어갔다.<text:line-break/><text:line-break/>2.동사 (작은 공간에) 집어[끼워] 넣다<text:line-break/>She tucked her hair (up) under her cap.<text:line-break/><text:line-break/>그녀는 머리카락을 모자 안으로 집어넣었다.<text:line-break/><text:line-break/>3.동사 (따뜻하게) 단단히 덮어 주다[포근히 감싸 주다]<text:line-break/>She tucked a blanket around his legs.<text:line-break/><text:line-break/>그녀는 담요로 그의 다리를 단단히 덮어 주었다.</text:p>
          </table:table-cell>
        </table:table-row>
        <table:table-row table:style-name="ro4">
          <table:table-cell office:value-type="string" calcext:value-type="string">
            <text:p>bribe</text:p>
            <text:p>[braɪb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뇌물<text:line-break/>It was alleged that he had taken bribes while in office.<text:line-break/><text:line-break/>그가 재임 중에 뇌물을 받았다는 혐의가 있었다.<text:line-break/><text:line-break/>2.동사 뇌물을 주다, 매수하다<text:line-break/>They bribed the guards with cigarettes.<text:line-break/><text:line-break/>그들은 담배로 보초들을 매수했다.</text:p>
          </table:table-cell>
        </table:table-row>
        <table:table-row table:style-name="ro11">
          <table:table-cell office:value-type="string" calcext:value-type="string">
            <text:p>ret·ri·bu·tion</text:p>
            <text:p>[ˌretrɪˈbjuːʃn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(강력한) 응징[징벌]<text:line-break/>People are seeking retribution for the latest terrorist outrages.<text:line-break/><text:line-break/>사람들은 최근의 그 테러 행위들에 대해 강력한 응징을 요구하고 있다.<text:line-break/></text:p>
          </table:table-cell>
        </table:table-row>
        <table:table-row table:style-name="ro3">
          <table:table-cell table:style-name="ce1" office:value-type="string" calcext:value-type="string">
            <text:p><text:a xlink:href="https://en.dict.naver.com/#/entry/enko/ee57590f81b04ffda913ac667978f262" xlink:type="simple">Let's face it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사실을 직시하자, 터놓고 보자; 《감탄사적》 솔직히[까놓고] 말해서(frankly)<text:line-break/>Let's face it that you and I had in fact an affair.<text:line-break/><text:line-break/>당신과 나 사이에 사건이 있었다는 현실을 직시하자.</text:p>
          </table:table-cell>
        </table:table-row>
        <table:table-row table:style-name="ro3">
          <table:table-cell office:value-type="string" calcext:value-type="string">
            <text:p>per·se·vere</text:p>
            <text:p>[ˌpɜːrsəˈvɪr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동사 인내하며[굴하지 않고] 계속하다, 인내심을 갖고 하다<text:line-break/>Despite a number of setbacks, they persevered in their attempts to fly around the world in a balloon.<text:line-break/><text:line-break/>몇 번의 좌절이 있었지만 그들은 인내심을 갖고 기구를 타고 세계일주를 하려는 시도를 계속했다.</text:p>
          </table:table-cell>
        </table:table-row>
        <table:table-row table:style-name="ro5">
          <table:table-cell office:value-type="string" calcext:value-type="string">
            <text:p>ge·nius</text:p>
            <text:p>[ˈdʒiːniəs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천재 ((과학·예술 등의 창조적인)), 비범한 재능<text:line-break/>2.명사 천재 ((사람)), 귀재 ((in))<text:line-break/>3.명사 [a ~] 특수한 재능, …의 재주 ((for))<text:line-break/>4.명사 [보통 the ~] [U] (인종·언어·법률·제도 등의) 특징, 특질, 진수(眞髓) ((of)); (시대·국민·사회 등의) 경향, 정신, 풍조 ((of)); [U] (어떤 장소의) 분위기, 기풍 ((of))<text:line-break/>be influenced by the genius of the place<text:line-break/><text:line-break/>그 땅의 감화를 받다</text:p>
          </table:table-cell>
        </table:table-row>
        <table:table-row table:style-name="ro2">
          <table:table-cell office:value-type="string" calcext:value-type="string">
            <text:p>com·mit·ment</text:p>
            <text:p>[kəˈmɪtmənt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약속; 전념<text:line-break/>She doesn’t want to make a big emotional commitment to Steve at the moment.<text:line-break/><text:line-break/>그녀는 현재로서는 스티브에게 감정적으로 크게 전념할 생각이 없다.<text:line-break/><text:line-break/>2.명사 헌신<text:line-break/>A career as an actor requires one hundred per cent commitment.<text:line-break/><text:line-break/>배우라는 일은 백 퍼센트의 헌신을 요한다.<text:line-break/><text:line-break/>3.명사 약속(한 일); 책무<text:line-break/>He’s busy for the next month with filming commitments.<text:line-break/><text:line-break/>다음달에는 그가 영화 촬영 약속들로 바쁩니다.</text:p>
          </table:table-cell>
        </table:table-row>
        <table:table-row table:style-name="ro3">
          <table:table-cell office:value-type="string" calcext:value-type="string">
            <text:p>|measure |up (to something/somebody)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(기대·필요에) 부합하다[미치다]<text:line-break/>Last year’s intake just didn’t measure up.<text:line-break/><text:line-break/>전년도 신규 회원은 그저 기대에 못 미쳤다</text:p>
          </table:table-cell>
        </table:table-row>
        <table:table-row table:style-name="ro4">
          <table:table-cell office:value-type="string" calcext:value-type="string">
            <text:p>leg·acy</text:p>
            <text:p>[ˈleɡəsi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(죽은 사람이 남긴) 유산<text:line-break/>They each received a legacy of $5,000.<text:line-break/><text:line-break/>그들은 각각 5 000달러의 유산을 받았다.<text:line-break/><text:line-break/>2.명사 (과거의) 유산<text:line-break/>Future generations will be left with a legacy of pollution and destruction.<text:line-break/><text:line-break/>미래 세대는 공해와 파괴라는 유산을 물려받게 될 것이다.</text:p>
          </table:table-cell>
        </table:table-row>
        <table:table-row table:style-name="ro10">
          <table:table-cell office:value-type="string" calcext:value-type="string">
            <text:p>fore·bear</text:p>
            <text:p>[ˈfɔːrber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명사 선조, 조상</text:p>
          </table:table-cell>
        </table:table-row>
        <table:table-row table:style-name="ro6">
          <table:table-cell office:value-type="string" calcext:value-type="string">
            <text:p>|spin doctor (= spin master)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명사 (정치인·기관 등의) 공보 비서관[언론 담당자]</text:p>
          </table:table-cell>
        </table:table-row>
        <table:table-row table:style-name="ro10">
          <table:table-cell office:value-type="string" calcext:value-type="string">
            <text:p>ped·dler (= ped·lar)</text:p>
            <text:p>[ˈpedlə(r)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명사 행상인, 도붓장수</text:p>
          </table:table-cell>
        </table:table-row>
        <table:table-row table:style-name="ro2">
          <table:table-cell office:value-type="string" calcext:value-type="string">
            <text:p>em·brace</text:p>
            <text:p>[ɪmˈbreɪs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동사 (껴)안다, 포옹하다<text:line-break/>They embraced and promised to keep in touch.<text:line-break/><text:line-break/>그들은 서로 껴안으며 계속 연락하기로 약속했다.<text:line-break/><text:line-break/>2.동사 (생각·제의 등을 열렬히) 받아들이다[수용하다]<text:line-break/>to embrace democracy / feminism / Islam<text:line-break/><text:line-break/>민주주의/페미니즘/이슬람교를 받아들이다<text:line-break/><text:line-break/>3.동사 포괄하다, 아우르다<text:line-break/>The talks embraced a wide range of issues.<text:line-break/><text:line-break/>그 회담에서는 폭넓은 쟁점들을 포괄적으로 다루었다.</text:p>
          </table:table-cell>
        </table:table-row>
        <table:table-row table:style-name="ro2">
          <table:table-cell office:value-type="string" calcext:value-type="string">
            <text:p>pol·it·ics</text:p>
            <text:p>[|pɑːlətɪks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(국가적인) 정치<text:line-break/>party politics<text:line-break/><text:line-break/>정당 정치<text:line-break/><text:line-break/>2.명사 (특정 집단·조직 내의) 정치[정치적인 문제들]<text:line-break/>I don’t want to get involved in office politics.<text:line-break/><text:line-break/>난 사무실 내의 정치적인 문제들에는 관여하고 싶지 않아요.<text:line-break/><text:line-break/>3.명사 (개인의) 정치적 견해[사상]<text:line-break/>His politics are extreme.<text:line-break/><text:line-break/>그의 정치사상은 극단적이다.</text:p>
          </table:table-cell>
        </table:table-row>
        <table:table-row table:style-name="ro8">
          <table:table-cell office:value-type="string" calcext:value-type="string">
            <text:p>lib·eral</text:p>
            <text:p>[ˈlɪbərəl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형용사 자유민주적인<text:line-break/>liberal attitudes / views / opinions<text:line-break/><text:line-break/>자유민주적인 태도/견해/의견<text:line-break/><text:line-break/>2.형용사 진보적인, 진보주의의<text:line-break/>Some politicians want more liberal trade relations with Europe.<text:line-break/><text:line-break/>일부 정치인들은 유럽과의 더 진보적인 무역 관계를 원한다.<text:line-break/><text:line-break/>3.형용사 자유당의</text:p>
          </table:table-cell>
        </table:table-row>
        <table:table-row table:style-name="ro2">
          <table:table-cell office:value-type="string" calcext:value-type="string">
            <text:p>con·ser·va·tive</text:p>
            <text:p>[kən|sɜːrvətɪv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형용사 보수적인<text:line-break/>the conservative views of his parents<text:line-break/><text:line-break/>그의 부모님이 가진 보수적 견해<text:line-break/><text:line-break/>2.형용사 영국 보수당의<text:line-break/>Conservative members / supporters<text:line-break/><text:line-break/>영국 보수당 당원들/지지자들<text:line-break/><text:line-break/>3.형용사 (실제 수나 양보다) 적게 잡은<text:line-break/>At a conservative estimate, he’ll be earning £50,000.<text:line-break/><text:line-break/>적게 잡아도 그의 소득이 5만 파운드는 될 것이다.</text:p>
          </table:table-cell>
        </table:table-row>
        <table:table-row table:style-name="ro2">
          <table:table-cell office:value-type="string" calcext:value-type="string">
            <text:p>along·side</text:p>
            <text:p>[ə|lɔːŋ|saɪd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전치사 …옆에, 나란히<text:line-break/>A police car pulled up alongside us.<text:line-break/><text:line-break/>경찰차 한 대가 우리 옆으로 다가왔다.<text:line-break/><text:line-break/>2.전치사 …와 함께; …와 동시에<text:line-break/>Traditional beliefs still flourish alongside a modern urban lifestyle.<text:line-break/><text:line-break/>현대적인 도시의 생활방식과 함께 전통적인 믿음들도 여전히 널리 퍼져 있다.<text:line-break/><text:line-break/>3.부사<text:line-break/>Nick caught up with me and rode alongside.<text:line-break/><text:line-break/>닉이 나를 뒤따라와서 나란히 달렸다.</text:p>
          </table:table-cell>
        </table:table-row>
        <table:table-row table:style-name="ro12">
          <table:table-cell office:value-type="string" calcext:value-type="string">
            <text:p>saga</text:p>
            <text:p>[ˈsɑːɡə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(특히 노르웨이·아이슬란드의) 영웅 전설<text:line-break/>2.명사 대하소설<text:line-break/>a family saga<text:line-break/><text:line-break/>가문 대하소설<text:line-break/><text:line-break/>3.명사 일련의 사건[모험] (또는 그에 대한 보도)<text:line-break/>The front page is devoted to the continuing saga of the hijack.<text:line-break/><text:line-break/>신문의 1면은 계속되는 그 비행기 납치 사건에 대한 보도에 할애되고 있다.</text:p>
          </table:table-cell>
        </table:table-row>
        <table:table-row table:style-name="ro4">
          <table:table-cell office:value-type="string" calcext:value-type="string">
            <text:p>citi·zen</text:p>
            <text:p>[ˈsɪtɪzn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(한 국가의 공민권을 가진) 시민<text:line-break/>She’s Italian by birth but is now an Australian citizen.<text:line-break/><text:line-break/>그녀는 이탈리아 출신이지만 지금은 오스트레일리아 시민이다.<text:line-break/><text:line-break/>2.명사 (특정 지역의) 주민, 시민<text:line-break/>the citizens of Budapest<text:line-break/><text:line-break/>부다페스트 주민</text:p>
          </table:table-cell>
        </table:table-row>
        <table:table-row table:style-name="ro6">
          <table:table-cell office:value-type="string" calcext:value-type="string">
            <text:p>|senior |citizen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명사 어르신(‘노인’이나 ‘고령 연금자(old-age pensioner)’ 같은 표현을 피하기 위해 쓰는 말)</text:p>
          </table:table-cell>
        </table:table-row>
        <table:table-row table:style-name="ro6">
          <table:table-cell office:value-type="string" calcext:value-type="string">
            <text:p>prescríption drùg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(약국에서 구입할 때) 의사의 처방전이 필요한 약</text:p>
          </table:table-cell>
        </table:table-row>
        <table:table-row table:style-name="ro2">
          <table:table-cell office:value-type="string" calcext:value-type="string">
            <text:p>pre·scrip·tion</text:p>
            <text:p>[prɪˈskrɪpʃn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처방전<text:line-break/>The doctor gave me a prescription for antibiotics.<text:line-break/><text:line-break/>의사가 내게 항생제 처방전을 써 주었다.<text:line-break/><text:line-break/>2.명사 처방된 약<text:line-break/>The pharmacist will make up your prescription.<text:line-break/><text:line-break/>약사가 당신에게 처방된 약을 조제해 줄 것이다.<text:line-break/><text:line-break/>3.명사 처방<text:line-break/>The prescription of drugs is a doctor’s responsibility.<text:line-break/><text:line-break/>약제 처방은 의사의 책무이다.</text:p>
          </table:table-cell>
        </table:table-row>
        <table:table-row table:style-name="ro6">
          <table:table-cell office:value-type="string" calcext:value-type="string">
            <text:p>be rounded up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피검되다</text:p>
          </table:table-cell>
        </table:table-row>
        <table:table-row table:style-name="ro12">
          <table:table-cell office:value-type="string" calcext:value-type="string">
            <text:p>bene·fit</text:p>
            <text:p>[ˈbenɪfɪt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혜택, 이득<text:line-break/>I’ve had the benefit of a good education.<text:line-break/><text:line-break/>나는 교육을 잘 받는 혜택을 받았다.<text:line-break/><text:line-break/>2.명사 (정부가 실업자·장애인 등에게 주는) 수당[보조금]<text:line-break/>3.명사 (회사에서 급여 외에 받는) 특전[수당]; (보험 회사에서 받는) 보험금<text:line-break/>The insurance plan will provide substantial cash benefits to your family in case of your death.<text:line-break/><text:line-break/>그 보험은 당신이 사망할 경우 가족들에게 상당한 액수의 보험금을 현금으로 지급합니다</text:p>
          </table:table-cell>
        </table:table-row>
        <table:table-row table:style-name="ro11">
          <table:table-cell office:value-type="string" calcext:value-type="string">
            <text:p>at·tor·ney</text:p>
            <text:p>[əˈtɜːrni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(특히 법정에서 남을 대변하는) 변호사<text:line-break/>2.명사 (사업·법률적 문제의) 대리인<text:line-break/>She was made her father’s attorney when he became ill.<text:line-break/><text:line-break/>그녀는 아버지가 병이 나자 아버지 대리인이 되었다.</text:p>
          </table:table-cell>
        </table:table-row>
        <table:table-row table:style-name="ro10">
          <table:table-cell table:style-name="ce1" office:value-type="string" calcext:value-type="string">
            <text:p><text:a xlink:href="https://en.dict.naver.com/#/entry/enko/11db48759d2449248160054df047881a" xlink:type="simple">|due |process of law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명사 (미국에서) 정당한 법적 절차(특히 공정한 재판을 받을 권리)</text:p>
          </table:table-cell>
        </table:table-row>
        <table:table-row table:style-name="ro2">
          <table:table-cell office:value-type="string" calcext:value-type="string">
            <text:p>civil</text:p>
            <text:p>[ˈsɪvl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형용사 시민(들)의<text:line-break/>civil unrest<text:line-break/><text:line-break/>시민들의 소요<text:line-break/><text:line-break/>2.형용사 민간의(종교나 군대와 상대되는 의미)<text:line-break/>a civil marriage ceremony<text:line-break/><text:line-break/>민간 결혼식<text:line-break/><text:line-break/>3.형용사 민사상의<text:line-break/>a civil court<text:line-break/><text:line-break/>민사 법정</text:p>
          </table:table-cell>
        </table:table-row>
        <table:table-row table:style-name="ro3">
          <table:table-cell office:value-type="string" calcext:value-type="string">
            <text:p>|come to|gether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(하나로) 합치다<text:line-break/>Three colleges have come together to create a new university.<text:line-break/><text:line-break/>세 개의 단과 대학이 합쳐져서 새로운 종합대학이 설립되었다.</text:p>
          </table:table-cell>
        </table:table-row>
        <table:table-row table:style-name="ro4">
          <table:table-cell office:value-type="string" calcext:value-type="string">
            <text:p>elec·tion</text:p>
            <text:p>[ɪˈlekʃn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선거<text:line-break/>election campaigns/results<text:line-break/><text:line-break/>선거 운동/결과<text:line-break/><text:line-break/>2.명사 (선거에서의) 당선<text:line-break/>We welcome his election as president.<text:line-break/><text:line-break/>그 분의 대통령 당선을 환영합니다.</text:p>
          </table:table-cell>
        </table:table-row>
        <table:table-row table:style-name="ro6">
          <table:table-cell office:value-type="string" calcext:value-type="string">
            <text:p>due proce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명사 정당한 법 절차. (또는 due còurse of láw)</text:p>
          </table:table-cell>
        </table:table-row>
        <table:table-row table:style-name="ro10">
          <table:table-cell office:value-type="string" calcext:value-type="string">
            <text:p>cyn·i·cism</text:p>
            <text:p>[sínəsìzm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냉소, 비꼬는 버릇; 비꼬는 말<text:line-break/>2.명사 [C~] 견유(犬儒)주의, 냉소주의, 시니시즘(cf. CYNIC 2)</text:p>
          </table:table-cell>
        </table:table-row>
        <table:table-row table:style-name="ro6">
          <table:table-cell table:style-name="ce1" office:value-type="string" calcext:value-type="string">
            <text:p><text:a xlink:href="https://en.dict.naver.com/#/entry/enko/e417b19532c24480b5106709eb235121" xlink:type="simple">call on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동사 요청하다, 촉구하다; 시키다; 방문하다.</text:p>
          </table:table-cell>
        </table:table-row>
        <table:table-row table:style-name="ro13">
          <table:table-cell office:value-type="string" calcext:value-type="string">
            <text:p>blind</text:p>
            <text:p>[blaɪnd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형용사 눈이 먼, 맹인인<text:line-break/>2.형용사 맹인들<text:line-break/>3.형용사 …을 못 보는(눈치 채지/깨닫지 못하는)<text:line-break/>She is blind to her husband’s faults.<text:line-break/><text:line-break/>그녀는 남편의 결점들을 못 본다.<text:line-break/><text:line-break/>4.형용사 맹목적인; 걷잡을 수 없는<text:line-break/>blind faith/obedience<text:line-break/><text:line-break/>맹목적인 신앙/복종<text:line-break/><text:line-break/>5.형용사 이성적인 통제가 안 되는, 비논리적인<text:line-break/>blind chance<text:line-break/><text:line-break/>전적인 우연<text:line-break/><text:line-break/>the blind force of nature<text:line-break/><text:line-break/>인간이 어쩔 수 없는 자연의 힘<text:line-break/><text:line-break/>6.형용사 (운전자에게) 앞이 안 보이는<text:line-break/>a blind driveway<text:line-break/><text:line-break/>앞이 안 보이는 진입로<text:line-break/><text:line-break/>a blind bend/corner<text:line-break/><text:line-break/>앞이 안 보이는 모퉁이[코너]</text:p>
          </table:table-cell>
        </table:table-row>
        <table:table-row table:style-name="ro10">
          <table:table-cell office:value-type="string" calcext:value-type="string">
            <text:p>will·ful</text:p>
            <text:p>[wílfəl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형용사 일부러의 , 계획적인, 고의의<text:line-break/>2.형용사 제 마음대로의, 고집 센 , 괴팍스러운</text:p>
          </table:table-cell>
        </table:table-row>
        <table:table-row table:style-name="ro4">
          <table:table-cell office:value-type="string" calcext:value-type="string">
            <text:p>un·employ·ment</text:p>
            <text:p>[ˌʌnɪmˈplɔɪmənt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실업, 실업률, 실업자 수<text:line-break/>an area of high/low unemployment<text:line-break/><text:line-break/>실업률이 높은/낮은 지역<text:line-break/><text:line-break/>2.명사 실직[실업] 상태<text:line-break/>Thousands of young people are facing long-term unemployment.<text:line-break/><text:line-break/>수천 명의 젊은이들이 장기 실업 상태에 직면해 있다.</text:p>
          </table:table-cell>
        </table:table-row>
        <table:table-row table:style-name="ro4">
          <table:table-cell office:value-type="string" calcext:value-type="string">
            <text:p>cri·sis</text:p>
            <text:p>[ˈkraɪsɪs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위기<text:line-break/>a political/financial crisis<text:line-break/><text:line-break/>정치적/재정적 위기<text:line-break/><text:line-break/>2.명사 최악의 고비<text:line-break/>Their marriage has reached crisis point.<text:line-break/><text:line-break/>그들의 결혼 생활이 최악의 고비에 이르렀다.</text:p>
          </table:table-cell>
        </table:table-row>
        <table:table-row table:style-name="ro4">
          <table:table-cell office:value-type="string" calcext:value-type="string">
            <text:p>sub·stan·tial</text:p>
            <text:p>[səbˈstænʃl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형용사 (양·가치·중요성이) 상당한<text:line-break/>substantial sums of money<text:line-break/><text:line-break/>상당한 액수의 돈<text:line-break/><text:line-break/>2.형용사 크고 튼튼한, 단단히 지은<text:line-break/>a substantial house<text:line-break/><text:line-break/>크고 튼튼한 집</text:p>
          </table:table-cell>
        </table:table-row>
        <table:table-row table:style-name="ro4">
          <table:table-cell office:value-type="string" calcext:value-type="string">
            <text:p>|set |out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출발하다[(여행을) 시작하다]<text:line-break/>They set out on the last stage of their journey.<text:line-break/><text:line-break/>그들은 여정의 마지막 단계를 시작했다.<text:line-break/><text:line-break/>2.(일·과제 등에) 착수하다[나서다]<text:line-break/>She set out to break the world record.<text:line-break/><text:line-break/>그녀는 세계 기록 갱신에 나섰다.</text:p>
          </table:table-cell>
        </table:table-row>
        <table:table-row table:style-name="ro2">
          <table:table-cell office:value-type="string" calcext:value-type="string">
            <text:p>dis·tant</text:p>
            <text:p>[ˈdɪstənt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형용사 먼, (멀리) 떨어져 있는<text:line-break/>the distant sound of music<text:line-break/><text:line-break/>멀리서 들려오는 음악 소리<text:line-break/><text:line-break/>2.형용사 (~와) 동떨어진[다른]<text:line-break/>Their life seemed utterly distant from his own.<text:line-break/><text:line-break/>그들의 삶은 그 자신의 삶과는 전혀 동떨어진 것 같았다.<text:line-break/><text:line-break/>3.형용사 먼 (친척 관계인)<text:line-break/>a distant cousin/aunt/relative<text:line-break/><text:line-break/>먼 사촌/아주머니뻘 되는 분/친척</text:p>
          </table:table-cell>
        </table:table-row>
        <table:table-row table:style-name="ro4">
          <table:table-cell office:value-type="string" calcext:value-type="string">
            <text:p>shore</text:p>
            <text:p>[ʃɔː(r)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(바다호수 따위) 기슭, 해안[해변], 호숫가<text:line-break/>a rocky/sandy shore<text:line-break/><text:line-break/>바위/모래 해변<text:line-break/><text:line-break/>2.명사 (특히 해안을 끼고 있는) 국가[나라]<text:line-break/>foreign shores<text:line-break/><text:line-break/>외국</text:p>
          </table:table-cell>
        </table:table-row>
        <table:table-row table:style-name="ro3">
          <table:table-cell office:value-type="string" calcext:value-type="string">
            <text:p>naval</text:p>
            <text:p>[ˈneɪvl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형용사 해군의<text:line-break/>a naval base/officer/battle<text:line-break/><text:line-break/>해군 기지/장교/해전</text:p>
          </table:table-cell>
        </table:table-row>
        <table:table-row table:style-name="ro8">
          <table:table-cell office:value-type="string" calcext:value-type="string">
            <text:p>lieu·ten·ant</text:p>
            <text:p>[luː|tenənt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(육·해·공군의) 중위[소위]<text:line-break/>Lieutenant Paul Fisher<text:line-break/><text:line-break/>폴 피셔 중위<text:line-break/><text:line-break/>2.명사 &lt;뒤에 나오는 계급 바로 아래 계급을 나타냄&gt;<text:line-break/>a lieutenant colonel<text:line-break/><text:line-break/>중령<text:line-break/><text:line-break/>3.명사 (미국에서) 경찰서의 부서장</text:p>
          </table:table-cell>
        </table:table-row>
        <table:table-row table:style-name="ro6">
          <table:table-cell office:value-type="string" calcext:value-type="string">
            <text:p>Mékong Délt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[the ~] 메콩 강 삼각주</text:p>
          </table:table-cell>
        </table:table-row>
        <table:table-row table:style-name="ro12">
          <table:table-cell office:value-type="string" calcext:value-type="string">
            <text:p>mill</text:p>
            <text:p>[mɪl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방앗간, 제분소<text:line-break/>2.명사 (특정한 재료를 만드는) 공장<text:line-break/>a cotton/cloth/steel/paper mill<text:line-break/><text:line-break/>면직물/직물/철물/제지 공장<text:line-break/><text:line-break/>3.명사 (단단한 것을 가루가 되도록) 가는 기구<text:line-break/>a pepper mill<text:line-break/><text:line-break/>후추 가는 기구</text:p>
          </table:table-cell>
        </table:table-row>
        <table:table-row table:style-name="ro2">
          <table:table-cell office:value-type="string" calcext:value-type="string">
            <text:p>defy</text:p>
            <text:p>[dɪˈfaɪ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동사 (권위·법률·규칙 등에) 반항[저항/거역]하다<text:line-break/>I wouldn’t have dared to defy my teachers.<text:line-break/><text:line-break/>나라면 선생님들에게 감히 반항하지 못했을 것이다.<text:line-break/><text:line-break/>2.동사 믿기, 설명하기, 묘사하기 등이 (거의) 불가능하다<text:line-break/>a political move that defies explanation<text:line-break/><text:line-break/>설명이 불가능한 정치적 움직임<text:line-break/><text:line-break/>3.동사 (기이할 정도로 잘) 견뎌 내다<text:line-break/>The baby boy defied all the odds and survived.<text:line-break/><text:line-break/>그 남자 아기는 (살 수 없으리라는) 모든 예상을 깨고 살아남았다.</text:p>
          </table:table-cell>
        </table:table-row>
        <table:table-row table:style-name="ro2">
          <table:table-cell office:value-type="string" calcext:value-type="string">
            <text:p>odds</text:p>
            <text:p>[ɑːdz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(어떤 일이 있을) 공산[가능성]<text:line-break/>The odds are very much in our favour.<text:line-break/><text:line-break/>우리가 성공할 공산이 아주 크다.<text:line-break/><text:line-break/>2.명사 역경, 곤란<text:line-break/>They secured a victory in the face of overwhelming odds.<text:line-break/><text:line-break/>그들은 헤어나기 힘들 것 같은 역경에도 불구하고 승리를 손에 넣었다.<text:line-break/><text:line-break/>3.명사 배당률<text:line-break/>odds of ten to one<text:line-break/><text:line-break/>10 대 1의 배당률</text:p>
          </table:table-cell>
        </table:table-row>
        <table:table-row table:style-name="ro2">
          <table:table-cell office:value-type="string" calcext:value-type="string">
            <text:p>dare</text:p>
            <text:p>[der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동사 …할 용기가 있다, 감히 …하다, …할 엄두를 내다<text:line-break/>She said it as loudly as she dared.<text:line-break/><text:line-break/>그녀는 한껏 용기를 내어 큰 소리로 그 말을 했다.<text:line-break/><text:line-break/>2.동사 (겁이 없음을 보여줄 수 있도록 위험하거나 힘들거나 곤란한 일을) 해 보라고 하다[부추기다]<text:line-break/>Go on Take it I dare you.<text:line-break/><text:line-break/>자 잡아 어디 한 번 해 보란 말이야.<text:line-break/><text:line-break/>3.명사 (할 수 있는지 알아보기 위해 시험 삼아 하는) 모험[도전]<text:line-break/>He climbed onto the roof for a dare.<text:line-break/><text:line-break/>그는 모험 삼아 지붕으로 올라가 보았다.</text:p>
          </table:table-cell>
        </table:table-row>
        <table:table-row table:style-name="ro2">
          <table:table-cell office:value-type="string" calcext:value-type="string">
            <text:p>Skinny</text:p>
            <text:p>[ˈskɪni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형용사 (특히 보기 흉할 정도로) 깡마른, 비쩍 여윈[마른]<text:line-break/>skinny legs<text:line-break/><text:line-break/>깡마른 다리<text:line-break/><text:line-break/>2.형용사 몸에 딱 붙게 디자인 된<text:line-break/>a skinny sweater<text:line-break/><text:line-break/>몸에 딱 붙는 스웨터<text:line-break/><text:line-break/>3.형용사 저지방의<text:line-break/>a skinny latte<text:line-break/><text:line-break/>저지방 밀크 커피</text:p>
          </table:table-cell>
        </table:table-row>
        <table:table-row table:style-name="ro4">
          <table:table-cell office:value-type="string" calcext:value-type="string">
            <text:p>in the face of |something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(문제·어려움 같은) ~에도 불구하고[~에 직면하여]<text:line-break/>She showed great courage in the face of danger.<text:line-break/><text:line-break/>그녀는 위험에 직면하여 큰 용기를 보여 주었다.<text:line-break/><text:line-break/>2.(~ 라는 결과) 앞에서<text:line-break/>He was unable to deny the charges in the face of new evidence.<text:line-break/><text:line-break/>그는 새로운 증거 앞에서 그 혐의를 부인할 수가 없었다.</text:p>
          </table:table-cell>
        </table:table-row>
        <table:table-row table:style-name="ro4">
          <table:table-cell office:value-type="string" calcext:value-type="string">
            <text:p>un·cer·tainty</text:p>
            <text:p>[ʌn|sɜːrtnti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불확실성; 반신반의<text:line-break/>There is considerable uncertainty about the company’s future.<text:line-break/><text:line-break/>그 회사의 장래는 상당히 불확실하다.<text:line-break/><text:line-break/>2.명사 불확실한 것; 불확실한 상황<text:line-break/>life’s uncertainties<text:line-break/><text:line-break/>인생에서 불확실한 것들</text:p>
          </table:table-cell>
        </table:table-row>
        <table:table-row table:style-name="ro7">
          <table:table-cell office:value-type="string" calcext:value-type="string">
            <text:p>au·da·city</text:p>
            <text:p>[ɔːˈdæsəti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[U] 대담함, 호방(豪放)함; 무모함; 뻔뻔스러움<text:line-break/>( audacity +to do) He had the audacity to ask me such a question.<text:line-break/><text:line-break/>뻔뻔스럽게도 그는 내게 그러한 질문을 했다.<text:line-break/><text:line-break/>2.명사 [보통 pl.] 대담한[뻔뻔스러운] 짓</text:p>
          </table:table-cell>
        </table:table-row>
        <table:table-row table:style-name="ro7">
          <table:table-cell office:value-type="string" calcext:value-type="string">
            <text:p>bed·rock</text:p>
            <text:p>[|bedrɑːk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(튼튼한) 기반<text:line-break/>The poor suburbs traditionally formed the bedrock of the party’s support.<text:line-break/><text:line-break/>그 가난한 교외 지역이 전통적으로 그 당의 지지 기반을 형성했다.<text:line-break/><text:line-break/>2.명사 기반암</text:p>
          </table:table-cell>
        </table:table-row>
        <table:table-row table:style-name="ro2">
          <table:table-cell office:value-type="string" calcext:value-type="string">
            <text:p>ahead</text:p>
            <text:p>[əˈhed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부사 (공간·시간상으로) 앞으로, 앞에<text:line-break/>I’ll run ahead and warn them.<text:line-break/><text:line-break/>내가 앞으로 달려가서 그들에게 경고를 해 줄게.<text:line-break/><text:line-break/>2.부사 미리<text:line-break/>The party was planned weeks ahead.<text:line-break/><text:line-break/>그 파티는 몇 주 전에 미리 계획되었다.<text:line-break/><text:line-break/>3.부사 (시합에서) 앞선<text:line-break/>Our team was ahead by six points.<text:line-break/><text:line-break/>우리 팀이 6점 앞서 있었다</text:p>
          </table:table-cell>
        </table:table-row>
        <table:table-row table:style-name="ro3">
          <table:table-cell office:value-type="string" calcext:value-type="string">
            <text:p>|middle |class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중산층<text:line-break/>the upper/lower middle class<text:line-break/><text:line-break/>중상류층/중하류층</text:p>
          </table:table-cell>
        </table:table-row>
        <table:table-row table:style-name="ro7">
          <table:table-cell office:value-type="string" calcext:value-type="string">
            <text:p>job·less</text:p>
            <text:p>[|dʒɑːbləs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형용사 직장이 없는, 실직 상태인<text:line-break/>The closure left 500 people jobless.<text:line-break/><text:line-break/>그 직장 폐쇄[폐업]로 500명이 실직하게 되었다.<text:line-break/><text:line-break/>2.형용사 실업자들</text:p>
          </table:table-cell>
        </table:table-row>
        <table:table-row table:style-name="ro8">
          <table:table-cell office:value-type="string" calcext:value-type="string">
            <text:p>re·claim</text:p>
            <text:p>[rɪˈkleɪm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동사 (분실하거나 빼앗긴 물건 등을) 되찾다[돌려 달라고 하다]<text:line-break/>You’ll have to go to the police station to reclaim your wallet.<text:line-break/><text:line-break/>당신 지갑을 되찾으려면 경찰서에 가야 할 것이다.<text:line-break/><text:line-break/>2.동사 (늪지 등을) 매립하다, (황무지 등을) 개간하다, 간척지를 만들다<text:line-break/>The site for the airport will be reclaimed from the swamp.<text:line-break/><text:line-break/>공항 부지는 습지를 매립하여 만들 것이다.<text:line-break/><text:line-break/>3.동사 (개간해서 쓰이던 땅이 사막·숲 등의 자연 상태로) 환원[복구]되다</text:p>
          </table:table-cell>
        </table:table-row>
        <table:table-row table:style-name="ro4">
          <table:table-cell office:value-type="string" calcext:value-type="string">
            <text:p>across</text:p>
            <text:p>[əˈkrɔːs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부사 건너서, 가로질러<text:line-break/>2.전치사 … 전체에 걸쳐, 온 …에<text:line-break/>Her family is scattered across the country.<text:line-break/><text:line-break/>그녀의 가족은 전국에 흩어져 있다.<text:line-break/><text:line-break/>This view is common across all sections of the community.<text:line-break/><text:line-break/>이런 견해는 그 공동체 모든 분야에서 공통적으로 발견된다.</text:p>
          </table:table-cell>
        </table:table-row>
        <table:table-row table:style-name="ro4">
          <table:table-cell office:value-type="string" calcext:value-type="string">
            <text:p>right·eous</text:p>
            <text:p>[ˈraɪtʃəs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형용사 (도덕적으로) 옳은<text:line-break/>a righteous God<text:line-break/><text:line-break/>지당하신 하나님<text:line-break/><text:line-break/>2.형용사 당연한<text:line-break/>righteous anger/indignation, etc.<text:line-break/><text:line-break/>당연한 분노/의분 등</text:p>
          </table:table-cell>
        </table:table-row>
        <table:table-row table:style-name="ro5">
          <table:table-cell office:value-type="string" calcext:value-type="string">
            <text:p>cross·road</text:p>
            <text:p>[krɔ́sròud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교차로; (간선 도로와 교차하는) 골목길, 샛길(byroad)<text:line-break/>2.명사 [종종 pl.; 단수·복수 취급] 십자로, 네거리 ((옛날 영국에서는 자살자의 매장소)); (행동 선택의) 기로(岐路); 활동의 중심지<text:line-break/>a crossroad[/hw]s store<text:line-break/><text:line-break/>[미] 네거리의 가게 ((마을 사람들이 모여 잡담을 하는 잡화점 등))<text:line-break/><text:line-break/>3.명사 [pl.] 십자 모양이 새겨진 암페타민 알약 ((마약에서))</text:p>
          </table:table-cell>
        </table:table-row>
        <table:table-row table:style-name="ro11">
          <table:table-cell office:value-type="string" calcext:value-type="string">
            <text:p>meet 1</text:p>
            <text:p>[miːt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타동사 만나다, (우연히) 마주치다, 스쳐 지나다<text:line-break/>2.타동사 직면[대항]하다, 대처하다; …와 회전[대전]하다<text:line-break/>meet one's fate calmly<text:line-break/><text:line-break/>태연히 운명을 맞다[죽다]</text:p>
          </table:table-cell>
        </table:table-row>
        <table:table-row table:style-name="ro14">
          <table:table-cell office:value-type="string" calcext:value-type="string">
            <text:p>face</text:p>
            <text:p>[feɪs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얼굴<text:line-break/>2.동사 …을 마주보다[향하다]<text:line-break/>She turned and faced him.<text:line-break/><text:line-break/>그녀가 돌아서서 그를 마주보았다.<text:line-break/><text:line-break/>Most of the rooms face the sea.<text:line-break/><text:line-break/>방들은 대부분이 바다를 향하고 있다.<text:line-break/><text:line-break/>The terrace faces south.<text:line-break/><text:line-break/>테라스는 남향이다.<text:line-break/><text:line-break/>a north-facing wall<text:line-break/><text:line-break/>북향 담[벽]<text:line-break/><text:line-break/>Stand with your feet apart and your hands facing upwards.<text:line-break/><text:line-break/>두 발을 벌리고 서서 손바닥은 위로 향하게 하라.<text:line-break/><text:line-break/>Which direction are you facing?<text:line-break/><text:line-break/>당신은 어느 방향을 보고 있어요?<text:line-break/><text:line-break/>3.동사 (상황에[이]) 직면하다[닥쳐오다]<text:line-break/>the problems faced by one-parent families<text:line-break/><text:line-break/>한 부모 가정이 직면한 문제들<text:line-break/><text:line-break/>The company is facing a financial crisis.<text:line-break/><text:line-break/>그 회사는 재정 위기에 직면해 있다.<text:line-break/><text:line-break/>She’s faced with a difficult decision.<text:line-break/><text:line-break/>그녀는 어려운 결정에 봉착해 있다.</text:p>
          </table:table-cell>
        </table:table-row>
        <table:table-row table:style-name="ro7">
          <table:table-cell office:value-type="string" calcext:value-type="string">
            <text:p>sworn</text:p>
            <text:p>[swɔːrn]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형용사 (특히 법정에서) 선서[맹세]를 하고 한<text:line-break/>a sworn statement<text:line-break/><text:line-break/>선서를 하고 한 진술<text:line-break/><text:line-break/>2.형용사 불구대천의 원수들</text:p>
          </table:table-cell>
        </table:table-row>
        <table:table-row table:style-name="ro6">
          <table:table-cell office:value-type="string" calcext:value-type="string">
            <text:p>be sworn in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동사 선서하고 취임하다.</text:p>
          </table:table-cell>
        </table:table-row>
        <table:table-row table:style-name="ro10">
          <table:table-cell table:style-name="ce1" office:value-type="string" calcext:value-type="string">
            <text:p><text:a xlink:href="https://en.dict.naver.com/#/entry/enko/9079c85a0ef646ed8d8ef39aaec3b522" xlink:type="simple">vice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명사 [구어] vice-chancellor, vice-president 등의 약어; 대리(자)&#10;2.형용사 대리의, 부(副)…" calcext:value-type="string">
            <text:p>1.명사 [구어] vice-chancellor, vice-president 등의 약어; 대리(자)</text:p>
            <text:p>2.형용사 대리의, 부(副)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돋움1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00/00/00</text:date>, <text:time style:data-style-name="N2" text:time-value="12:00:52.706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10:48:00.710000000</meta:creation-date>
    <dc:date>2021-02-21T12:07:10.423000000</dc:date>
    <meta:editing-duration>PT16M40S</meta:editing-duration>
    <meta:editing-cycles>8</meta:editing-cycles>
    <meta:generator>Ultra_Office/6.2.3.2$Windows_x86 LibreOffice_project/</meta:generator>
    <meta:document-statistic meta:table-count="1" meta:cell-count="289" meta:object-count="0"/>
  </office:meta>
</office:document-meta>
</file>